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397cm" fo:min-width="0cm"/>
    </style:style>
    <style:style style:name="gr7" style:family="graphic" style:parent-style-name="standard">
      <style:graphic-properties draw:marker-start="Arrow" draw:fill="solid" draw:fill-color="#ffffff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4.554cm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592cm" fo:min-width="0cm"/>
    </style:style>
    <style:style style:name="gr10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287cm" svg:y1="4.631cm" svg:x2="22.569cm" svg:y2="4.631cm">
            <text:p/>
          </draw:line>
          <draw:line draw:style-name="gr1" draw:text-style-name="P1" draw:layer="layout" svg:x1="3.287cm" svg:y1="11.931cm" svg:x2="22.569cm" svg:y2="11.931cm">
            <text:p/>
          </draw:line>
          <draw:rect draw:style-name="gr2" draw:text-style-name="P1" draw:layer="layout" svg:width="4.009cm" svg:height="1.523cm" svg:x="4.97cm" svg:y="7.518cm">
            <text:p text:style-name="P1">ブリッジ</text:p>
          </draw:rect>
          <draw:rect draw:style-name="gr2" draw:text-style-name="P1" draw:layer="layout" svg:width="4.009cm" svg:height="1.523cm" svg:x="12.771cm" svg:y="7.519cm">
            <text:p text:style-name="P1">ブリッジ</text:p>
          </draw:rect>
          <draw:rect draw:style-name="gr2" draw:text-style-name="P1" draw:layer="layout" svg:width="3.407cm" svg:height="1.243cm" svg:x="4.33cm" svg:y="2.025cm">
            <text:p text:style-name="P1">ホストB</text:p>
          </draw:rect>
          <draw:rect draw:style-name="gr2" draw:text-style-name="P1" draw:layer="layout" svg:width="3.407cm" svg:height="1.243cm" svg:x="16.431cm" svg:y="13.926cm">
            <text:p text:style-name="P1">ホストA</text:p>
          </draw:rect>
          <draw:line draw:style-name="gr3" draw:text-style-name="P1" draw:layer="layout" svg:x1="18.2cm" svg:y1="12.007cm" svg:x2="18.2cm" svg:y2="13.931cm">
            <text:p/>
          </draw:line>
          <draw:line draw:style-name="gr3" draw:text-style-name="P1" draw:layer="layout" svg:x1="14.872cm" svg:y1="11.967cm" svg:x2="14.872cm" svg:y2="9.041cm">
            <text:p/>
          </draw:line>
          <draw:line draw:style-name="gr3" draw:text-style-name="P1" draw:layer="layout" svg:x1="14.792cm" svg:y1="7.517cm" svg:x2="14.792cm" svg:y2="4.591cm">
            <text:p/>
          </draw:line>
          <draw:line draw:style-name="gr3" draw:text-style-name="P1" draw:layer="layout" svg:x1="6.935cm" svg:y1="11.927cm" svg:x2="6.895cm" svg:y2="9cm">
            <text:p/>
          </draw:line>
          <draw:line draw:style-name="gr3" draw:text-style-name="P1" draw:layer="layout" svg:x1="7.015cm" svg:y1="7.517cm" svg:x2="7.055cm" svg:y2="4.671cm">
            <text:p/>
          </draw:line>
          <draw:line draw:style-name="gr3" draw:text-style-name="P1" draw:layer="layout" svg:x1="6.053cm" svg:y1="3.268cm" svg:x2="6.013cm" svg:y2="4.591cm">
            <text:p/>
          </draw:line>
          <draw:path draw:style-name="gr4" draw:text-style-name="P1" draw:layer="layout" svg:width="7.656cm" svg:height="10.654cm" draw:transform="skewX (-0.0315904594610914) rotate (1.52332337114036) translate (8.05462059571247cm 10.9166997237472cm)" svg:viewBox="0 0 7657 10655" svg:d="m0 27782c6784 1 7657-10655 7657-10655">
            <text:p/>
          </draw:path>
          <draw:frame draw:style-name="gr5" draw:text-style-name="P2" draw:layer="layout" svg:width="7.271cm" svg:height="2.045cm" svg:x="19.167cm" svg:y="9.918cm">
            <draw:text-box>
              <text:p><text:span text:style-name="T1">(1)</text:span><text:span text:style-name="T1">ホスト</text:span><text:span text:style-name="T1">A</text:span><text:span text:style-name="T1">からホスト</text:span><text:span text:style-name="T1">B</text:span><text:span text:style-name="T1">に</text:span></text:p>
              <text:p><text:span text:style-name="T1">ブリッジでブロードキャストされる</text:span></text:p>
              <text:p><text:span text:style-name="T1">フレームを送信</text:span></text:p>
              <text:p><text:span text:style-name="T1">このときホスト</text:span><text:span text:style-name="T1">A</text:span><text:span text:style-name="T1">の</text:span><text:span text:style-name="T1">MAC</text:span><text:span text:style-name="T1">アドレスを学習</text:span></text:p>
            </draw:text-box>
          </draw:frame>
          <draw:frame draw:style-name="gr6" draw:text-style-name="P2" draw:layer="layout" svg:width="6.146cm" svg:height="2.519cm" svg:x="7.481cm" svg:y="5.027cm">
            <draw:text-box>
              <text:p><text:span text:style-name="T1">(2)</text:span><text:span text:style-name="T1">学習が不十分なブリッジが</text:span></text:p>
              <text:p><text:span text:style-name="T1">ブロードキャストフレームを</text:span></text:p>
              <text:p><text:span text:style-name="T1">衝突ドメイン</text:span><text:span text:style-name="T1">A</text:span><text:span text:style-name="T1">流す。</text:span></text:p>
              <text:p><text:span text:style-name="T1">また、ホスト</text:span><text:span text:style-name="T1">A</text:span><text:span text:style-name="T1">が衝突ドメイン</text:span><text:span text:style-name="T1">B</text:span><text:span text:style-name="T1">に</text:span></text:p>
              <text:p><text:span text:style-name="T1">あると誤学習する。</text:span></text:p>
            </draw:text-box>
          </draw:frame>
          <draw:rect draw:style-name="gr7" draw:text-style-name="P1" draw:layer="layout" svg:width="5.171cm" svg:height="1.684cm" svg:x="9.541cm" svg:y="9.402cm">
            <text:p text:style-name="P1">(正)ホストAは</text:p>
            <text:p text:style-name="P1">衝突ドメインA</text:p>
          </draw:rect>
          <draw:frame draw:style-name="gr8" draw:layer="layout" svg:width="5.054cm" svg:height="0.963cm" svg:x="17.478cm" svg:y="3.149cm">
            <draw:text-box>
              <text:p>衝突ドメインB</text:p>
            </draw:text-box>
          </draw:frame>
          <draw:frame draw:style-name="gr9" draw:layer="layout" svg:width="4.172cm" svg:height="0.963cm" svg:x="19.41cm" svg:y="12.569cm">
            <draw:text-box>
              <text:p>衝突ドメインA</text:p>
            </draw:text-box>
          </draw:frame>
          <draw:rect draw:style-name="gr7" draw:text-style-name="P1" draw:layer="layout" svg:width="5.171cm" svg:height="1.684cm" svg:x="1.522cm" svg:y="5.242cm">
            <text:p text:style-name="P1">(誤)ホストAは</text:p>
            <text:p text:style-name="P1">衝突ドメインB</text:p>
          </draw:rect>
          <draw:path draw:style-name="gr10" draw:text-style-name="P1" draw:layer="layout" svg:width="3.889cm" svg:height="10.591cm" draw:transform="rotate (-1.54060213073629) translate (15.3565768169446cm 9.20224964705755cm)" svg:viewBox="0 0 3890 10592" svg:d="m0-19552c2647 0 3890-10592 3890-10592">
            <text:p/>
          </draw:path>
          <draw:frame draw:style-name="gr5" draw:text-style-name="P2" draw:layer="layout" svg:width="7.178cm" svg:height="1.571cm" svg:x="6.359cm" svg:y="13.555cm">
            <draw:text-box>
              <text:p><text:span text:style-name="T1">(3)</text:span><text:span text:style-name="T1">ブロードキャストフレームが</text:span></text:p>
              <text:p><text:span text:style-name="T1">回り続けるブロードキャストストームが</text:span></text:p>
              <text:p><text:span text:style-name="T1">発生する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19T20:35:22.81</meta:creation-date>
    <dc:date>2010-11-21T03:16:12.98</dc:date>
    <meta:editing-duration>PT14H53M39S</meta:editing-duration>
    <meta:editing-cycles>6</meta:editing-cycles>
    <meta:generator>OpenOffice.org/3.2$Win32 OpenOffice.org_project/320m18$Build-9502</meta:generator>
    <meta:document-statistic meta:object-count="22"/>
  </office:meta>
</office:document-meta>
</file>